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a document with no title or auth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>Version: reproducible</dc:subject>
    <meta:keyword/>
    <dc:language>en-GB</dc:language>
    <meta:initial-creator/>
    <dc:creator/>
    <meta:creation-date>2021-04-12T16:02:01Z</meta:creation-date>
    <dc:date>2021-04-12T16:02:01Z</dc:date>
    <meta:user-defined meta:name="source-hash" meta:value-type="string">fb436f1146d2239c17cecb0bfde06a23ea296c15b8d18a38f8006b799a0aa953</meta:user-defined>
    <meta:user-defined meta:name="version" meta:value-type="string">reproducible</meta:user-defined>
  </office:meta>
</office:document-meta>
</file>